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ule<text:s/></text:span><text:span text:style-name="T2">– 4 Lists and Hooks</text:span></text:p>
      <text:p text:style-name="P2"><text:span text:style-name="T3">• Explain Life cycle in Class Component and functional component with Hooks<text:s text:c="2"/></text:span></text:p>
      <text:p text:style-name="P2"><text:span text:style-name="T4">1) class components</text:span></text:p>
      <text:p text:style-name="P2"><text:span text:style-name="T5"><text:s text:c="2"/></text:span><text:span text:style-name="T6">class componennts have lifecycle menthods that allow you to interact with the component at various stages of its lifecycle. lifecyle method :</text:span></text:p>
      <text:p text:style-name="P2"><text:span text:style-name="T6">1) Mounnting Phase:</text:span></text:p>
      <text:list text:style-name="L3">
        <text:list-item>
          <text:p text:style-name="P3"><text:span text:style-name="T6">constructor( ) : The constructor is called when the component is first created. its used for intializing state and binding event handlers.</text:span><text:span text:style-name="T7"/></text:p>
        </text:list-item>
        <text:list-item>
          <text:p text:style-name="P3"><text:span text:style-name="T8">render( ) : Renders the components JSX.</text:span><text:span text:style-name="T9"/></text:p>
        </text:list-item>
        <text:list-item>
          <text:p text:style-name="P3"><text:span text:style-name="T10"><text:s/>componentDidMount( ) : Called after the component has been rendered to the DOM. It's commonly used for making API requests or setting up subscriptions</text:span><text:span text:style-name="T11"/></text:p>
        </text:list-item>
      </text:list>
      <text:p text:style-name="P4"><text:span text:style-name="T12">2) Updating Phase:</text:span></text:p>
      <text:list text:style-name="L5">
        <text:list-item>
          <text:p text:style-name="P5"><text:span text:style-name="T12">shouldComponentUpdate(nextProps, nextState) : Allows you to control whether the component should re-render after state or props change.</text:span><text:span text:style-name="T13"/></text:p>
        </text:list-item>
        <text:list-item>
          <text:p text:style-name="P5"><text:span text:style-name="T14">render( ) : Renders the updated JSX</text:span><text:span text:style-name="T15"/></text:p>
        </text:list-item>
        <text:list-item>
          <text:p text:style-name="P5"><text:span text:style-name="T16">componentDidUpdate(prevProps, prevState) :<text:s text:c="2"/>Called after the component's update has been flushed to the DOM. Used for side effects that occur after an update.</text:span><text:span text:style-name="T17"/></text:p>
        </text:list-item>
      </text:list>
      <text:p text:style-name="P6"><text:span text:style-name="T18">3) Unmounting Phase:</text:span></text:p>
      <text:list text:style-name="L7">
        <text:list-item>
          <text:p text:style-name="P7"><text:span text:style-name="T18">componentWillUnmount( ) : Called before a component is removed from the DOM. Used for cleaning up resources like subscriptions.</text:span><text:span text:style-name="T19"/></text:p>
        </text:list-item>
      </text:list>
      <text:p text:style-name="P8"><text:span text:style-name="T20">2) Functional Components with Hooks:</text:span><text:span text:style-name="T21"/></text:p>
      <text:p text:style-name="P8"><text:span text:style-name="T21"><text:s text:c="4"/></text:span><text:span text:style-name="T22">Functional components with hooks offer a more declarative and straightforward way to manage component behavior. The major hooks that correspond to class component lifecycles are:</text:span></text:p>
      <text:p text:style-name="P8"><text:span text:style-name="T22">1) Mounting Phase:</text:span></text:p>
      <text:list text:style-name="L9">
        <text:list-item>
          <text:p text:style-name="P9"><text:span text:style-name="T22">useState( ) : Used to manage state in functional components.</text:span><text:span text:style-name="T23"/></text:p>
        </text:list-item>
        <text:list-item>
          <text:p text:style-name="P9"><text:span text:style-name="T24">useEffect(() =&gt; {...}, []) :<text:s text:c="2"/>The equivalent of componentDidMount and componentDidUpdate combined. The function inside useEffect runs after every render if the dependencies array ([]) doesn't change.</text:span><text:span text:style-name="T25"/></text:p>
        </text:list-item>
      </text:list>
      <text:p text:style-name="P10"><text:span text:style-name="T26">2)<text:s text:c="2"/>Updating Phase:</text:span></text:p>
      <text:list text:style-name="L11">
        <text:list-item>
          <text:p text:style-name="P11"><text:span text:style-name="T26"><text:s text:c="3"/>useEffect(() =&gt; {...}) : This version of useEffect runs after every render.</text:span><text:span text:style-name="T27"/></text:p>
        </text:list-item>
      </text:list>
      <text:p text:style-name="P12"><text:span text:style-name="T28">3)<text:s text:c="2"/>Unmounting Phase :</text:span></text:p>
      <text:list text:style-name="L13">
        <text:list-item>
          <text:p text:style-name="P13"><text:span text:style-name="T28"><text:s text:c="3"/>useEffect(() =&gt; () =&gt; {...}, []): The return function inside useEffect acts as the cleanup function, equivalent to componentWillUnmount.</text:span><text:span text:style-name="T29"/></text:p>
        </text:list-item>
      </text:list>
      <text:p text:style-name="P14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